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8" style:family="table-column">
      <style:table-column-properties fo:break-before="auto" style:column-width="2.6165in"/>
    </style:style>
    <style:style style:name="co29" style:family="table-column">
      <style:table-column-properties fo:break-before="auto" style:column-width="1.1756in"/>
    </style:style>
    <style:style style:name="co30" style:family="table-column">
      <style:table-column-properties fo:break-before="auto" style:column-width="1.2709in"/>
    </style:style>
    <style:style style:name="co31" style:family="table-column">
      <style:table-column-properties fo:break-before="auto" style:column-width="1.6528in"/>
    </style:style>
    <style:style style:name="co32" style:family="table-column">
      <style:table-column-properties fo:break-before="auto" style:column-width="0.9665in"/>
    </style:style>
    <style:style style:name="co33" style:family="table-column">
      <style:table-column-properties fo:break-before="auto" style:column-width="1.6925in"/>
    </style:style>
    <style:style style:name="co34" style:family="table-column">
      <style:table-column-properties fo:break-before="auto" style:column-width="1.8429in"/>
    </style:style>
    <style:style style:name="co35" style:family="table-column">
      <style:table-column-properties fo:break-before="auto" style:column-width="2.1047in"/>
    </style:style>
    <style:style style:name="co36" style:family="table-column">
      <style:table-column-properties fo:break-before="auto" style:column-width="2.0043in"/>
    </style:style>
    <style:style style:name="co37" style:family="table-column">
      <style:table-column-properties fo:break-before="auto" style:column-width="1.7929in"/>
    </style:style>
    <style:style style:name="co38" style:family="table-column">
      <style:table-column-properties fo:break-before="auto" style:column-width="2.5583in"/>
    </style:style>
    <style:style style:name="co39" style:family="table-column">
      <style:table-column-properties fo:break-before="auto" style:column-width="2.0846in"/>
    </style:style>
    <style:style style:name="co40" style:family="table-column">
      <style:table-column-properties fo:break-before="auto" style:column-width="3.4854in"/>
    </style:style>
    <style:style style:name="co41" style:family="table-column">
      <style:table-column-properties fo:break-before="auto" style:column-width="2.9311in"/>
    </style:style>
    <style:style style:name="co42" style:family="table-column">
      <style:table-column-properties fo:break-before="auto" style:column-width="2.3772in"/>
    </style:style>
    <style:style style:name="co43" style:family="table-column">
      <style:table-column-properties fo:break-before="auto" style:column-width="2.9409in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3311in" fo:break-before="auto" style:use-optimal-row-height="false"/>
    </style:style>
    <style:style style:name="ro36" style:family="table-row">
      <style:table-row-properties style:row-height="0.178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1.0154in" fo:break-before="auto" style:use-optimal-row-height="true"/>
    </style:style>
    <style:style style:name="ro27" style:family="table-row">
      <style:table-row-properties style:row-height="0.5181in" fo:break-before="auto" style:use-optimal-row-height="true"/>
    </style:style>
    <style:style style:name="ro28" style:family="table-row">
      <style:table-row-properties style:row-height="3.1717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4193in" fo:break-before="auto" style:use-optimal-row-height="false"/>
    </style:style>
    <style:style style:name="ro32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8.7272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10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text-position="" style:font-name="Arial" fo:font-size="10pt" fo:font-weight="bold" style:font-size-asian="10pt" style:font-size-complex="10pt"/>
    </style:style>
    <style:style style:name="ce105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position="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 style:vertical-align="middle"/>
      <style:text-properties style:text-position=""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2">
      <style:table-cell-properties fo:border-bottom="0.06pt solid #000000" fo:background-color="#ffffff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 style:vertical-align="middle"/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ffffff" style:diagonal-bl-tr="none" style:diagonal-tl-br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 style:vertical-align="middle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5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6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7">
          <table:table-cell table:style-name="ce53"/>
          <table:table-cell table:style-name="ce58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Version:</text:p>
          </table:table-cell>
          <table:table-cell table:style-name="ce64" office:value-type="float" office:value="1">
            <text:p>1.0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Issue date:</text:p>
          </table:table-cell>
          <table:table-cell table:style-name="ce65"/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9" office:value-type="string">
            <text:p>Module:</text:p>
          </table:table-cell>
          <table:table-cell table:style-name="ce68" office:value-type="string">
            <text:p>Regression</text:p>
          </table:table-cell>
          <table:table-cell table:style-name="ce75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SUM([Bugs_v2_1_5.C4:Bugs_v2_1_7.C4])" office:value-type="float" office:value="19">
            <text:p>19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9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">
          <table:table-cell table:style-name="ce54"/>
          <table:table-cell table:style-name="ce56" table:number-columns-repeated="6"/>
          <table:table-cell table:style-name="ce54" table:number-columns-repeated="248"/>
          <table:table-cell table:style-name="ce56"/>
        </table:table-row>
        <table:table-row table:style-name="ro20">
          <table:table-cell table:style-name="ce55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 table:style-name="ce56"/>
        </table:table-row>
        <table:table-row table:style-name="ro21">
          <table:table-cell table:style-name="ce55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5" table:number-columns-repeated="248"/>
          <table:table-cell table:style-name="ce56"/>
        </table:table-row>
        <table:table-row table:style-name="ro8">
          <table:table-cell table:style-name="ce55"/>
          <table:table-cell table:style-name="ce63" office:value-type="string">
            <text:p>06/Oct/11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/>
          <table:table-cell table:style-name="ce55" table:number-columns-repeated="247"/>
          <table:table-cell table:style-name="ce56"/>
        </table:table-row>
        <table:table-row table:style-name="ro8">
          <table:table-cell table:style-name="ce54"/>
          <table:table-cell table:style-name="ce63" office:value-type="string">
            <text:p>07/Oct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9/Dec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/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8</text:p>
          </table:table-cell>
          <table:table-cell table:style-name="ce79"/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4/May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9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250"/>
        </table:table-row>
        <table:table-row table:style-name="ro10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250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250"/>
        </table:table-row>
        <table:table-row table:style-name="ro10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5"/>
          <table:table-cell table:style-name="ce5"/>
          <table:table-cell table:style-name="ce39"/>
          <table:table-cell table:style-name="ce44"/>
          <table:table-cell table:style-name="ce46" table:number-columns-repeated="2"/>
          <table:table-cell table:style-name="ce48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972];[.$L1])" office:value-type="float" office:value="0">
            <text:p>0</text:p>
          </table:table-cell>
          <table:table-cell table:style-name="ce130" table:formula="of:=COUNTIF([.N$7:.N$972];[.$L1])" office:value-type="float" office:value="0">
            <text:p>0</text:p>
          </table:table-cell>
          <table:table-cell table:style-name="ce130" table:formula="of:=COUNTIF([.O$7:.O$972];[.$L1])" office:value-type="float" office:value="0">
            <text:p>0</text:p>
          </table:table-cell>
          <table:table-cell table:style-name="ce130" table:formula="of:=COUNTIF([.P$7:.P$972];[.$L1])" office:value-type="float" office:value="0">
            <text:p>0</text:p>
          </table:table-cell>
          <table:table-cell table:style-name="ce130" table:formula="of:=COUNTIF([.Q$7:.Q$972];[.$L1])" office:value-type="float" office:value="0">
            <text:p>0</text:p>
          </table:table-cell>
          <table:table-cell table:style-name="ce130" table:formula="of:=COUNTIF([.R$7:.R$972];[.$L1])" office:value-type="float" office:value="0">
            <text:p>0</text:p>
          </table:table-cell>
          <table:table-cell table:style-name="ce130" table:formula="of:=COUNTIF([.S$7:.S$972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972];[.$L2])" office:value-type="float" office:value="0">
            <text:p>0</text:p>
          </table:table-cell>
          <table:table-cell table:style-name="ce130" table:formula="of:=COUNTIF([.N$7:.N$972];[.$L2])" office:value-type="float" office:value="0">
            <text:p>0</text:p>
          </table:table-cell>
          <table:table-cell table:style-name="ce130" table:formula="of:=COUNTIF([.O$7:.O$972];[.$L2])" office:value-type="float" office:value="0">
            <text:p>0</text:p>
          </table:table-cell>
          <table:table-cell table:style-name="ce130" table:formula="of:=COUNTIF([.P$7:.P$972];[.$L2])" office:value-type="float" office:value="0">
            <text:p>0</text:p>
          </table:table-cell>
          <table:table-cell table:style-name="ce130" table:formula="of:=COUNTIF([.Q$7:.Q$972];[.$L2])" office:value-type="float" office:value="0">
            <text:p>0</text:p>
          </table:table-cell>
          <table:table-cell table:style-name="ce130" table:formula="of:=COUNTIF([.R$7:.R$972];[.$L2])" office:value-type="float" office:value="0">
            <text:p>0</text:p>
          </table:table-cell>
          <table:table-cell table:style-name="ce130" table:formula="of:=COUNTIF([.S$7:.S$972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5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972];[.$L3])" office:value-type="float" office:value="0">
            <text:p>0</text:p>
          </table:table-cell>
          <table:table-cell table:style-name="ce130" table:formula="of:=COUNTIF([.N$7:.N$972];[.$L3])" office:value-type="float" office:value="0">
            <text:p>0</text:p>
          </table:table-cell>
          <table:table-cell table:style-name="ce130" table:formula="of:=COUNTIF([.O$7:.O$972];[.$L3])" office:value-type="float" office:value="0">
            <text:p>0</text:p>
          </table:table-cell>
          <table:table-cell table:style-name="ce130" table:formula="of:=COUNTIF([.P$7:.P$972];[.$L3])" office:value-type="float" office:value="0">
            <text:p>0</text:p>
          </table:table-cell>
          <table:table-cell table:style-name="ce130" table:formula="of:=COUNTIF([.Q$7:.Q$972];[.$L3])" office:value-type="float" office:value="0">
            <text:p>0</text:p>
          </table:table-cell>
          <table:table-cell table:style-name="ce130" table:formula="of:=COUNTIF([.R$7:.R$972];[.$L3])" office:value-type="float" office:value="0">
            <text:p>0</text:p>
          </table:table-cell>
          <table:table-cell table:style-name="ce130" table:formula="of:=COUNTIF([.S$7:.S$972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955])" office:value-type="float" office:value="3" table:number-columns-spanned="3" table:number-rows-spanned="1">
            <text:p>3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972];[.$L4])" office:value-type="float" office:value="0">
            <text:p>0</text:p>
          </table:table-cell>
          <table:table-cell table:style-name="ce130" table:formula="of:=COUNTIF([.N$7:.N$972];[.$L4])" office:value-type="float" office:value="0">
            <text:p>0</text:p>
          </table:table-cell>
          <table:table-cell table:style-name="ce130" table:formula="of:=COUNTIF([.O$7:.O$972];[.$L4])" office:value-type="float" office:value="0">
            <text:p>0</text:p>
          </table:table-cell>
          <table:table-cell table:style-name="ce130" table:formula="of:=COUNTIF([.P$7:.P$972];[.$L4])" office:value-type="float" office:value="0">
            <text:p>0</text:p>
          </table:table-cell>
          <table:table-cell table:style-name="ce130" table:formula="of:=COUNTIF([.Q$7:.Q$972];[.$L4])" office:value-type="float" office:value="0">
            <text:p>0</text:p>
          </table:table-cell>
          <table:table-cell table:style-name="ce130" table:formula="of:=COUNTIF([.R$7:.R$972];[.$L4])" office:value-type="float" office:value="0">
            <text:p>0</text:p>
          </table:table-cell>
          <table:table-cell table:style-name="ce130" table:formula="of:=COUNTIF([.S$7:.S$972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972];[.$L5])" office:value-type="float" office:value="0">
            <text:p>0</text:p>
          </table:table-cell>
          <table:table-cell table:style-name="ce130" table:formula="of:=COUNTIF([.N$7:.N$972];[.$L5])" office:value-type="float" office:value="0">
            <text:p>0</text:p>
          </table:table-cell>
          <table:table-cell table:style-name="ce130" table:formula="of:=COUNTIF([.O$7:.O$972];[.$L5])" office:value-type="float" office:value="0">
            <text:p>0</text:p>
          </table:table-cell>
          <table:table-cell table:style-name="ce130" table:formula="of:=COUNTIF([.P$7:.P$972];[.$L5])" office:value-type="float" office:value="0">
            <text:p>0</text:p>
          </table:table-cell>
          <table:table-cell table:style-name="ce130" table:formula="of:=COUNTIF([.Q$7:.Q$972];[.$L5])" office:value-type="float" office:value="0">
            <text:p>0</text:p>
          </table:table-cell>
          <table:table-cell table:style-name="ce130" table:formula="of:=COUNTIF([.R$7:.R$972];[.$L5])" office:value-type="float" office:value="0">
            <text:p>0</text:p>
          </table:table-cell>
          <table:table-cell table:style-name="ce130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3">
          <table:table-cell table:style-name="ce86" office:value-type="float" office:value="1">
            <text:p>1.00</text:p>
          </table:table-cell>
          <table:table-cell table:style-name="ce94" office:value-type="string">
            <text:p>REG_PLF305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5_CS_001">
            <text:p>REG_PLF305_CS_001</text:p>
          </table:table-cell>
          <table:table-cell table:style-name="ce119" office:value-type="string">
            <text:p>Check Group Calendar in Space</text:p>
          </table:table-cell>
          <table:table-cell table:style-name="ce120" office:value-type="string">
            <text:p>Step 1: Create the 1<text:span text:style-name="T2">st</text:span> space</text:p>
          </table:table-cell>
          <table:table-cell table:style-name="ce12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120" office:value-type="string">
            <text:p>Space1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office:value-type="string">
            <text:p>Group Calendar in my Space shows all events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24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2: Create an event in calendar of Space1</text:p>
          </table:table-cell>
          <table:table-cell table:style-name="ce12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120" office:value-type="string">
            <text:p>Event1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3: Create the 2<text:span text:style-name="T2">nd</text:span> space</text:p>
          </table:table-cell>
          <table:table-cell table:style-name="ce12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120" office:value-type="string">
            <text:p>Space2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4: Check calendar of Space2</text:p>
          </table:table-cell>
          <table:table-cell table:style-name="ce12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120" office:value-type="string">
            <text:p>Event1 isn't displayed in calendar of Space2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94" office:value-type="string">
            <text:p>REG_PLF305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11]" office:value-type="string" office:string-value="REG_PLF305_CS_002">
            <text:p>REG_PLF305_CS_002</text:p>
          </table:table-cell>
          <table:table-cell table:style-name="ce119" office:value-type="string">
            <text:p>Check displaying for Sharing calendar in French</text:p>
          </table:table-cell>
          <table:table-cell table:style-name="ce120" office:value-type="string">
            <text:p>Step 1: Add a group</text:p>
          </table:table-cell>
          <table:table-cell table:style-name="ce12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Group1 is added in calenda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office:value-type="string">
            <text:p>Untranslated labels in sharing calendar and Priority field in the search of agenda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6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2: Add a calendar</text:p>
          </table:table-cell>
          <table:table-cell table:style-name="ce12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</text:span><text:span text:style-name="T7">group is Group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Calendar1 is added and shown with Group1 in Calendar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3: Sharing calendar</text:p>
          </table:table-cell>
          <table:table-cell table:style-name="ce12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</text:span><text:span text:style-name="T4">demo</text:span></text:p>
            <text:p><text:span text:style-name="T4">- Click button </text:span><text:span text:style-name="T3">Sauver</text:span></text:p>
          </table:table-cell>
          <table:table-cell table:style-name="ce120" office:value-type="string">
            <text:p>- Calendar page is well translated in French</text:p>
            <text:p>- Calendar1 is shared and demo is displayed in sharing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4: Check tooltip is translated in French</text:p>
          </table:table-cell>
          <table:table-cell table:style-name="ce12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120" office:value-type="string">
            <text:p>- Tooltip of Edit icon is Editer </text:p>
            <text:p>- Tooltip of Delete icon is Supprime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09" office:value-type="string">
            <text:p>REG_PLF305_CS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20" table:formula="of:=[.B15]" office:value-type="string" office:string-value="REG_PLF305_CS_002">
            <text:p>REG_PLF305_CS_002</text:p>
          </table:table-cell>
          <table:table-cell table:style-name="ce119" office:value-type="string">
            <text:p>Check displaying for Advance search form in French</text:p>
          </table:table-cell>
          <table:table-cell table:style-name="ce120" office:value-type="string">
            <text:p>Step 1: Goto Advance search form</text:p>
          </table:table-cell>
          <table:table-cell table:style-name="ce12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12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2"/>
          <table:table-cell table:style-name="ce121" table:number-columns-repeated="4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6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9" table:number-columns-spanned="3" table:number-rows-spanned="1">
            <text:p>9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4">
          <table:table-cell table:style-name="ce86" office:value-type="float" office:value="1">
            <text:p>1.00</text:p>
          </table:table-cell>
          <table:table-cell table:style-name="ce94" office:value-type="string">
            <text:p>REG_PLF306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6_CS_001">
            <text:p>REG_PLF306_CS_001</text:p>
          </table:table-cell>
          <table:table-cell table:style-name="ce119" office:value-type="string">
            <text:p>Check chat function with an user has uppercase user name</text:p>
          </table:table-cell>
          <table:table-cell table:style-name="ce120" office:value-type="string">
            <text:p>Step 1: Create an user has uppercase user name</text:p>
          </table:table-cell>
          <table:table-cell table:style-name="ce12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120" office:value-type="string">
            <text:p>- Do not throw exception in console</text:p>
            <text:p>- 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office:value-type="string">
            <text:p>Throw exception when login and use chat function with an user has user name contains UPPERCASE characters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2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2: Login</text:p>
          </table:table-cell>
          <table:table-cell table:style-name="ce120" office:value-type="string">
            <text:p>- Login as User1 with correct username and password </text:p>
          </table:table-cell>
          <table:table-cell table:style-name="ce120" office:value-type="string">
            <text:p>Login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3: Add contact with User1 the 1st time</text:p>
          </table:table-cell>
          <table:table-cell table:style-name="ce12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120" office:value-type="string">
            <text:p>Add contact successfully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4: Add contact with User1 again</text:p>
          </table:table-cell>
          <table:table-cell table:style-name="ce12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120" office:value-type="string">
            <text:p>- User1 is disable</text:p>
            <text:p>- Mary can't select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7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table:formula="of:=[.B11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5: Chat with User1</text:p>
          </table:table-cell>
          <table:table-cell table:style-name="ce12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120" office:value-type="string">
            <text:p>At User1 screen, show pop-up window with correct message from Mar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6: Receive message from User1</text:p>
          </table:table-cell>
          <table:table-cell table:style-name="ce12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120" office:value-type="string">
            <text:p>Mary receives correct message from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7: Check displaying of <text:s/>User1</text:p>
          </table:table-cell>
          <table:table-cell table:style-name="ce120" office:value-type="string">
            <text:p>At Mary screen, check name of User1 on Contact list and Chat window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8: Check chat history</text:p>
          </table:table-cell>
          <table:table-cell table:style-name="ce12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120" office:value-type="string">
            <text:p>Chat history between User1 and Ma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table:formula="of:=[.B15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9: Send file </text:p>
          </table:table-cell>
          <table:table-cell table:style-name="ce12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12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0" table:formula="of:=[.B16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10: Received file </text:p>
          </table:table-cell>
          <table:table-cell table:style-name="ce120" office:value-type="string">
            <text:p>User1 click <text:span text:style-name="T3">Accept</text:span></text:p>
          </table:table-cell>
          <table:table-cell table:style-name="ce120" office:value-type="string">
            <text:p>File is se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109" office:value-type="string">
            <text:p>REG_PLF306_CS_001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0" table:formula="of:=[.B17]" office:value-type="string" office:string-value="REG_PLF306_CS_001">
            <text:p>REG_PLF306_CS_001</text:p>
          </table:table-cell>
          <table:table-cell table:style-name="ce119" office:value-type="string">
            <text:p>Check chat room with an user has uppercase user name </text:p>
          </table:table-cell>
          <table:table-cell table:style-name="ce120" office:value-type="string">
            <text:p>Step 1: Create a chat room</text:p>
          </table:table-cell>
          <table:table-cell table:style-name="ce12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120" office:value-type="string">
            <text:p>Room1 is created, the chat conversation is show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0" table:formula="of:=[.B18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2: Invite User1</text:p>
          </table:table-cell>
          <table:table-cell table:style-name="ce12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120" office:value-type="string">
            <text:p>A confirmation message has sent to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0" table:formula="of:=[.B19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3: User1 Join room</text:p>
          </table:table-cell>
          <table:table-cell table:style-name="ce120" office:value-type="string">
            <text:p>- Login as User1</text:p>
            <text:p>- Click button <text:span text:style-name="T3">OK</text:span> on confirmation message</text:p>
          </table:table-cell>
          <table:table-cell table:style-name="ce120" office:value-type="string">
            <text:p>User1 joins Room1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0" table:formula="of:=[.B20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4: Invite User1 again</text:p>
          </table:table-cell>
          <table:table-cell table:style-name="ce12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12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table:formula="of:=[.B21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5: Send message</text:p>
          </table:table-cell>
          <table:table-cell table:style-name="ce120" office:value-type="string">
            <text:p>Root and User 1 send message together</text:p>
          </table:table-cell>
          <table:table-cell table:style-name="ce120" office:value-type="string">
            <text:p>Sent messages are shown on Room1 for each user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20" table:formula="of:=[.B22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6: Check displaying of User1</text:p>
          </table:table-cell>
          <table:table-cell table:style-name="ce120" office:value-type="string">
            <text:p>At Root screen, check name of User1 on Room1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20" table:formula="of:=[.B23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7: Check chat room History</text:p>
          </table:table-cell>
          <table:table-cell table:style-name="ce12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</text:span><text:span text:style-name="T11">30 days </text:span><text:span text:style-name="T12">/</text:span><text:span text:style-name="T11"> Beginning</text:span><text:span text:style-name="T12">)</text:span></text:p>
          </table:table-cell>
          <table:table-cell table:style-name="ce120" office:value-type="string">
            <text:p>Chat room histo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20" table:formula="of:=[.B24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8: Leave chat room</text:p>
          </table:table-cell>
          <table:table-cell table:style-name="ce120" office:value-type="string">
            <text:p>User1 click button <text:span text:style-name="T3">Leave</text:span></text:p>
          </table:table-cell>
          <table:table-cell table:style-name="ce12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94" office:value-type="string">
            <text:p>REG_PLF306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25]" office:value-type="string" office:string-value="REG_PLF306_CS_002">
            <text:p>REG_PLF306_CS_002</text:p>
          </table:table-cell>
          <table:table-cell table:style-name="ce119" office:value-type="string">
            <text:p>Check day of week in mini calendar</text:p>
          </table:table-cell>
          <table:table-cell table:style-name="ce120" office:value-type="string">
            <text:p>Step 1: Change setting</text:p>
          </table:table-cell>
          <table:table-cell table:style-name="ce12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Settings is saved with timezone is GMT+7 and Week Start on is Tuesda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office:value-type="string">
            <text:p>Title day of week is displayed wrong in mini calendar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0" table:formula="of:=[.B26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2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Current day is displayed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table:formula="of:=[.B27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3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table:formula="of:=[.B28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4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table:formula="of:=[.B29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5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94" office:value-type="string">
            <text:p>REG_PLF306_CS_003</text:p>
          </table:table-cell>
          <table:table-cell table:style-name="ce117" office:value-type="float" office:value="1">
            <text:p>1.00</text:p>
          </table:table-cell>
          <table:table-cell table:style-name="ce119" table:formula="of:=[.B30]" office:value-type="string" office:string-value="REG_PLF306_CS_003">
            <text:p>REG_PLF306_CS_003</text:p>
          </table:table-cell>
          <table:table-cell table:style-name="ce119" office:value-type="string">
            <text:p>Check adding a contact with a long email in the address book</text:p>
          </table:table-cell>
          <table:table-cell table:style-name="ce120" office:value-type="string">
            <text:p>Step 1: Create an address book </text:p>
          </table:table-cell>
          <table:table-cell table:style-name="ce12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120" office:value-type="string">
            <text:p>New address book is created and shown in Address Book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office:value-type="string">
            <text:p>Alert error message “invalid mail address” when adding a contact with long mail address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4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9" office:value-type="string">
            <text:p>REG_PLF306_CS_003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0" table:formula="of:=[.B31]" office:value-type="string" office:string-value="REG_PLF306_CS_003">
            <text:p>REG_PLF306_CS_003</text:p>
          </table:table-cell>
          <table:table-cell table:style-name="ce120" office:value-type="string">
            <text:p>Check adding a contact with a long email in the address book</text:p>
          </table:table-cell>
          <table:table-cell table:style-name="ce120" office:value-type="string">
            <text:p>Step 2: Add a contact with a long email into address book</text:p>
          </table:table-cell>
          <table:table-cell table:style-name="ce12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Contact is created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94" office:value-type="string">
            <text:p>REG_PLF306_CS_004</text:p>
          </table:table-cell>
          <table:table-cell table:style-name="ce117" office:value-type="float" office:value="1">
            <text:p>1.00</text:p>
          </table:table-cell>
          <table:table-cell table:style-name="ce119" table:formula="of:=[.B32]" office:value-type="string" office:string-value="REG_PLF306_CS_004">
            <text:p>REG_PLF306_CS_004</text:p>
          </table:table-cell>
          <table:table-cell table:style-name="ce119" office:value-type="string">
            <text:p>Check date availability in schedule tab</text:p>
          </table:table-cell>
          <table:table-cell table:style-name="ce120" office:value-type="string">
            <text:p>Step 1: Goto Calendar by FF browser</text:p>
          </table:table-cell>
          <table:table-cell table:style-name="ce12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office:value-type="string">
            <text:p>Wrong date availability in schedule tab in add/edit event form 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4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0" table:formula="of:=[.B33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- Click button <text:span text:style-name="T3">Event</text:span></text:p>
            <text:p><text:span text:style-name="T4">- Input valid value for all field with event category is </text:span><text:span text:style-name="T4">holiday and time from 11:00 ~ 12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0" table:formula="of:=[.B34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3: Goto Calendar with another user by IE7 browser</text:p>
          </table:table-cell>
          <table:table-cell table:style-name="ce12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0" table:formula="of:=[.B35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4: Add new event 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event category is </text:span><text:span text:style-name="T7">meeting and time from 11:00 ~ 11:30)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0" table:formula="of:=[.B36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5: Add Root as participants </text:p>
          </table:table-cell>
          <table:table-cell table:style-name="ce12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Root is added in participants list of even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0" table:formula="of:=[.B37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6: Check schedule tab</text:p>
          </table:table-cell>
          <table:table-cell table:style-name="ce12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120" office:value-type="string">
            <text:p>Root is busy from 11:00 ~ 12:00, other time is availabl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94" office:value-type="string">
            <text:p>REG_PLF306_CS_005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9" table:formula="of:=[.B38]" office:value-type="string" office:string-value="REG_PLF306_CS_005">
            <text:p>REG_PLF306_CS_005</text:p>
          </table:table-cell>
          <table:table-cell table:style-name="ce119" office:value-type="string">
            <text:p>Check displaying of Participants and Information in Participants list</text:p>
          </table:table-cell>
          <table:table-cell table:style-name="ce120" office:value-type="string">
            <text:p>Step 1: Create new user with long email</text:p>
          </table:table-cell>
          <table:table-cell table:style-name="ce12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120" office:value-type="string">
            <text:p>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office:value-type="string">
            <text:p>Only display user name in participant list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5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0" table:formula="of:=[.B39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0" table:formula="of:=[.B40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3: Add new user as participants </text:p>
          </table:table-cell>
          <table:table-cell table:style-name="ce109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User1 is added in participants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0" table:formula="of:=[.B41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4: Check Participants list</text:p>
          </table:table-cell>
          <table:table-cell table:style-name="ce120" office:value-type="string">
            <text:p>- Check column Participants and Information in Participants list</text:p>
            <text:p>- Move mouse to email of User1</text:p>
          </table:table-cell>
          <table:table-cell table:style-name="ce12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94" office:value-type="string">
            <text:p>REG_PLF306_CS_006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9" table:formula="of:=[.B42]" office:value-type="string" office:string-value="REG_PLF306_CS_006">
            <text:p>REG_PLF306_CS_006</text:p>
          </table:table-cell>
          <table:table-cell table:style-name="ce119" office:value-type="string">
            <text:p>Check displaying of events of the same day in week view</text:p>
          </table:table-cell>
          <table:table-cell table:style-name="ce120" office:value-type="string">
            <text:p>Step 1: Create the 1<text:span text:style-name="T2">st</text:span> event</text:p>
          </table:table-cell>
          <table:table-cell table:style-name="ce12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</text:span><text:span text:style-name="T4">time from 9:00 ~ 17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Event A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office:value-type="string">
            <text:p>Events of the same day are displayed overlap in week view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5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0" table:formula="of:=[.B43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2: Create the 2<text:span text:style-name="T2">n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9:00 ~ 12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B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0" table:formula="of:=[.B44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3: Create the 3<text:span text:style-name="T2">r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14:00 ~ 17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C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0" table:formula="of:=[.B45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4: Create the 4<text:span text:style-name="T2">th</text:span> event</text:p>
          </table:table-cell>
          <table:table-cell table:style-name="ce12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</text:span><text:span text:style-name="T14">time from 17:00 ~ 18:00</text:span></text:p>
            <text:p><text:span text:style-name="T14">- Click button </text:span><text:span text:style-name="T13">Save</text:span></text:p>
          </table:table-cell>
          <table:table-cell table:style-name="ce120" office:value-type="string">
            <text:p>Event D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0" table:formula="of:=[.B46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5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All events appear properly with time range is correc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0" table:formula="of:=[.B47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6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0" table:formula="of:=[.B48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7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All events appear properly and they are sort by nam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0" table:formula="of:=[.B49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8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The day has events will be highlighted in bold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0" table:formula="of:=[.B50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9: Resize screen</text:p>
          </table:table-cell>
          <table:table-cell table:style-name="ce120" office:value-type="string">
            <text:p>- Press key Ctrl+ </text:p>
            <text:p>- Press key Ctrl-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table:formula="of:=[.B51]" office:value-type="string" office:string-value="REG_PLF306_CS_007">
            <text:p>REG_PLF306_CS_007</text:p>
          </table:table-cell>
          <table:table-cell table:style-name="ce119" office:value-type="string">
            <text:p>Check default of event categories listbox</text:p>
          </table:table-cell>
          <table:table-cell table:style-name="ce120" office:value-type="string">
            <text:p>Step 1: Check default of categories list</text:p>
          </table:table-cell>
          <table:table-cell table:style-name="ce12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120" office:value-type="string">
            <text:p>Categories listbox is displayed with values: All, Meeting, Calls, Clients, Holiday, Anniversary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office:value-type="string">
            <text:p>Cannot override the default values of event Category listbox.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6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0" table:formula="of:=[.B52]" office:value-type="string" office:string-value="REG_PLF306_CS_007">
            <text:p>REG_PLF306_CS_007</text:p>
          </table:table-cell>
          <table:table-cell table:style-name="ce137" office:value-type="string">
            <text:p>Check default of event categories listbox</text:p>
          </table:table-cell>
          <table:table-cell table:style-name="ce120" office:value-type="string">
            <text:p>Step 2: Add a new category</text:p>
          </table:table-cell>
          <table:table-cell table:style-name="ce12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120" office:value-type="string">
            <text:p>Category Test is displayed in categories listbox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8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9" table:formula="of:=[.B53]" office:value-type="string" office:string-value="REG_PLF306_CS_007">
            <text:p>REG_PLF306_CS_007</text:p>
          </table:table-cell>
          <table:table-cell table:style-name="ce119" office:value-type="string">
            <text:p>Check event categories listbox by configuration </text:p>
          </table:table-cell>
          <table:table-cell table:style-name="ce120" office:value-type="string">
            <text:p>Step 1: Change configuration</text:p>
          </table:table-cell>
          <table:table-cell table:style-name="ce120" office:value-type="string">
            <text:p><text:span text:style-name="T10">- Config on Tomcat: <text:s/>Open configuration file: cs-</text:span><text:span text:style-name="T10">extension.war/WEB-INF/cs-</text:span><text:span text:style-name="T10">extension/cs/calendar/calendar-service-configuration.xml</text:span></text:p>
            <text:p><text:span text:style-name="T10">- On Jboss: Open server/default/deploy/exo-</text:span><text:span text:style-name="T10">collaboration-extension-2.2.7.ear/cs.war/WEB-INF/cs-</text:span><text:span text:style-name="T10">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aultEventCate</text:span><text:span text:style-name="T10">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120" office:value-type="string">
            <text:p>- Setting is saved successfully</text:p>
            <text:p>- Package runs well without exception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20" table:formula="of:=[.B54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2: Check categories listbox</text:p>
          </table:table-cell>
          <table:table-cell table:style-name="ce12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19" table:formula="of:=[.B55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3: Open Add/Edit Event form</text:p>
          </table:table-cell>
          <table:table-cell table:style-name="ce12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19" table:formula="of:=[.B56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4: Open Add/Edit Task form</text:p>
          </table:table-cell>
          <table:table-cell table:style-name="ce12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20" table:formula="of:=[.B57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5: Open Advance Search form</text:p>
          </table:table-cell>
          <table:table-cell table:style-name="ce12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20" table:formula="of:=[.B58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6: Open mail page</text:p>
          </table:table-cell>
          <table:table-cell table:style-name="ce120" office:value-type="string">
            <text:p>- Goto Mail page</text:p>
          </table:table-cell>
          <table:table-cell table:style-name="ce120" office:value-type="string">
            <text:p>Mail page is displayed well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20" table:formula="of:=[.B59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7: Open New Event form</text:p>
          </table:table-cell>
          <table:table-cell table:style-name="ce12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7" table:number-columns-spanned="3" table:number-rows-spanned="1">
            <text:p>7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9">
          <table:table-cell table:style-name="ce86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42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19" office:value-type="string">
            <text:p>Check Day Light Saving Time Transition starting on time zone GMT+1</text:p>
          </table:table-cell>
          <table:table-cell table:style-name="ce120" office:value-type="string">
            <text:p>Step 1: Change time zone to GMT+1 </text:p>
          </table:table-cell>
          <table:table-cell table:style-name="ce12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REG_PLF307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office:value-type="string">
            <text:p>REG_PLF307_CS_001</text:p>
          </table:table-cell>
          <table:table-cell table:style-name="ce120" office:value-type="string">
            <text:p>Check Day Light Saving Time Transition starting on time zone GMT+1</text:p>
          </table:table-cell>
          <table:table-cell table:style-name="ce120" office:value-type="string">
            <text:p>Step 2: Change date to the last Sunday of March</text:p>
          </table:table-cell>
          <table:table-cell table:style-name="ce120" office:value-type="string">
            <text:p>- Keep in week view and go to the last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7_CS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office:value-type="string">
            <text:p>REG_PLF307_CS_002</text:p>
          </table:table-cell>
          <table:table-cell table:style-name="ce119" office:value-type="string">
            <text:p>Check Day Light Saving Time Transition starting on time zone GMT-8</text:p>
          </table:table-cell>
          <table:table-cell table:style-name="ce120" office:value-type="string">
            <text:p>Step 1: Change time zone to GMT-8</text:p>
          </table:table-cell>
          <table:table-cell table:style-name="ce120" office:value-type="string">
            <text:p>- Login as user and go to Calendar application</text:p>
            <text:p>- Click on Setting, change time zone to GMT-8 for Canada/US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REG_PLF307_CS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1" office:value-type="string">
            <text:p>REG_PLF307_CS_002</text:p>
          </table:table-cell>
          <table:table-cell table:style-name="ce120" office:value-type="string">
            <text:p>Check Day Light Saving Time Transition starting on time zone GMT-8</text:p>
          </table:table-cell>
          <table:table-cell table:style-name="ce120" office:value-type="string">
            <text:p>Step 2: Change date to the second Sunday of March</text:p>
          </table:table-cell>
          <table:table-cell table:style-name="ce120" office:value-type="string">
            <text:p>- Keep in week view and go to the second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30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0" office:value-type="string">
            <text:p>REG_PLF307_CS_003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0" office:value-type="string">
            <text:p>REG_PLF307_CS_003</text:p>
          </table:table-cell>
          <table:table-cell table:style-name="ce119" office:value-type="string">
            <text:p>Check the invitation email with MS Office Outlook 2003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1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2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4: Open invitation mail on MS Outlook 2003</text:p>
          </table:table-cell>
          <table:table-cell table:style-name="ce12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0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40" office:value-type="string">
            <text:p>REG_PLF307_CS_004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0" office:value-type="string">
            <text:p>REG_PLF307_CS_004</text:p>
          </table:table-cell>
          <table:table-cell table:style-name="ce119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<text:span text:style-name="T10">- Go to gatein/conf/configuration.properties, chang mail </text:span><text:span text:style-name="T10">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</text:span><text:span text:style-name="T10">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8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2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9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4: Open invitation mail on Mail application</text:p>
          </table:table-cell>
          <table:table-cell table:style-name="ce12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12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0" office:value-type="string">
            <text:p>REG_PLF307_CS_005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40" office:value-type="string">
            <text:p>REG_PLF307_CS_005</text:p>
          </table:table-cell>
          <table:table-cell table:style-name="ce119" office:value-type="string">
            <text:p>Check chat portlet</text:p>
          </table:table-cell>
          <table:table-cell table:style-name="ce120" office:value-type="string">
            <text:p>Step 1: Login by root and import all portlet</text:p>
          </table:table-cell>
          <table:table-cell table:style-name="ce12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120" office:value-type="string">
            <text:p>- Login successfully</text:p>
            <text:p>- Display message to confirm the importation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1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REG_PLF307_CS_005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41" office:value-type="string">
            <text:p>REG_PLF307_CS_005</text:p>
          </table:table-cell>
          <table:table-cell table:style-name="ce120" office:value-type="string">
            <text:p>Check chat portlet</text:p>
          </table:table-cell>
          <table:table-cell table:style-name="ce120" office:value-type="string">
            <text:p>Step 2: Create page with chat portlet</text:p>
          </table:table-cell>
          <table:table-cell table:style-name="ce12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120" office:value-type="string">
            <text:p>- Page is added new chat portlet</text:p>
            <text:p>- Chat porlet work normally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0" office:value-type="string">
            <text:p>REG_PLF307_CS_006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40" office:value-type="string">
            <text:p>REG_PLF307_CS_006</text:p>
          </table:table-cell>
          <table:table-cell table:style-name="ce119" office:value-type="string">
            <text:p>Check chat function when add contact with long name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2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REG_PLF307_CS_006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41" office:value-type="string">
            <text:p>REG_PLF307_CS_006</text:p>
          </table:table-cell>
          <table:table-cell table:style-name="ce120" office:value-type="string">
            <text:p>Check chat function when add contact with long name</text:p>
          </table:table-cell>
          <table:table-cell table:style-name="ce120" office:value-type="string">
            <text:p>Step 2: Add user to chat contact</text:p>
          </table:table-cell>
          <table:table-cell table:style-name="ce120" office:value-type="string">
            <text:p>- Login by "zuser" and add "testuser" to chat contact</text:p>
            <text:p>- Check the contact list</text:p>
          </table:table-cell>
          <table:table-cell table:style-name="ce120" office:value-type="string">
            <text:p>- "testuser"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140" office:value-type="string">
            <text:p>REG_PLF307_CS_007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40" office:value-type="string">
            <text:p>REG_PLF307_CS_007</text:p>
          </table:table-cell>
          <table:table-cell table:style-name="ce119" office:value-type="string">
            <text:p>Check chat function when add contact with long name into a chat room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9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REG_PLF307_CS_007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41" office:value-type="string">
            <text:p>REG_PLF307_CS_007</text:p>
          </table:table-cell>
          <table:table-cell table:style-name="ce120" office:value-type="string">
            <text:p>Check chat function when add contact with long name into a chat room</text:p>
          </table:table-cell>
          <table:table-cell table:style-name="ce120" office:value-type="string">
            <text:p>Step 2: Add new user into a chat room</text:p>
          </table:table-cell>
          <table:table-cell table:style-name="ce12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12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3"/>
          <table:table-cell table:style-name="ce109"/>
          <table:table-cell table:style-name="ce120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8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43">
          <table:table-cell table:style-name="ce86" office:value-type="float" office:value="1">
            <text:p>1.00</text:p>
          </table:table-cell>
          <table:table-cell table:style-name="ce140" office:value-type="string">
            <text:p>REG_PLF308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8_CS_001">
            <text:p>REG_PLF308_CS_001</text:p>
          </table:table-cell>
          <table:table-cell table:style-name="ce119" office:value-type="string">
            <text:p>Check chat is working for users having space in their user name</text:p>
          </table:table-cell>
          <table:table-cell table:style-name="ce120" office:value-type="string">
            <text:p>Step 1: add a new user having a space within hsi username </text:p>
          </table:table-cell>
          <table:table-cell table:style-name="ce120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120" office:value-type="string">
            <text:p>Add new user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07</text:p>
            <text:p>CPP-1179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4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0" table:formula="of:=[.B8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2: Start package and chat</text:p>
          </table:table-cell>
          <table:table-cell table:style-name="ce120" office:value-type="string">
            <text:p>- Start both PLF and Open Fire</text:p>
          </table:table-cell>
          <table:table-cell table:style-name="ce120" office:value-type="string">
            <text:p>- Start PLF and Open fire successfull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table:formula="of:=[.B9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3: Check chat is working for users having space in their user name</text:p>
          </table:table-cell>
          <table:table-cell table:style-name="ce120" office:value-type="string">
            <text:p>- Login with new user “Exochat TEST”</text:p>
          </table:table-cell>
          <table:table-cell table:style-name="ce120" office:value-type="string">
            <text:p>- Login successfully and don't have exception on open fire console and show change his chat status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5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40" office:value-type="string">
            <text:p>REG_PLF308_CS_002</text:p>
          </table:table-cell>
          <table:table-cell table:style-name="ce116" office:value-type="float" office:value="1">
            <text:p>1.00</text:p>
          </table:table-cell>
          <table:table-cell table:style-name="ce140" table:formula="of:=[.B10]" office:value-type="string" office:string-value="REG_PLF308_CS_002">
            <text:p>REG_PLF308_CS_002</text:p>
          </table:table-cell>
          <table:table-cell table:style-name="ce120" office:value-type="string">
            <text:p>Check Calendar portlet work well</text:p>
          </table:table-cell>
          <table:table-cell table:style-name="ce120" office:value-type="string">
            <text:p>Step 1: Start tomcat or Jboss</text:p>
          </table:table-cell>
          <table:table-cell table:style-name="ce120" office:value-type="string">
            <text:p>Start tomcat or Jboss</text:p>
          </table:table-cell>
          <table:table-cell table:style-name="ce120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CS-5616</text:p>
            <text:p>CPP-119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9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5" table:number-columns-spanned="3" table:number-rows-spanned="1">
            <text:p>5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44">
          <table:table-cell table:style-name="ce86" office:value-type="float" office:value="1">
            <text:p>1.00</text:p>
          </table:table-cell>
          <table:table-cell table:style-name="ce140" office:value-type="string">
            <text:p>REG_PLF309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9_CS_001">
            <text:p>REG_PLF309_CS_001</text:p>
          </table:table-cell>
          <table:table-cell table:style-name="ce119" office:value-type="string">
            <text:p>Create event in week view on IE9</text:p>
          </table:table-cell>
          <table:table-cell table:style-name="ce120" office:value-type="string">
            <text:p>Step 1: Create an event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n event</text:p>
          </table:table-cell>
          <table:table-cell table:style-name="ce120" office:value-type="string">
            <text:p>- Event is created on right da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7</text:p>
            <text:p>CCP-1245</text:p>
          </table:table-cell>
          <table:table-cell table:style-name="ce120" office:value-type="string">
            <text:p>Event is not created on right date when using IE9 in week view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40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table:formula="of:=[.B8]" office:value-type="string" office:string-value="REG_PLF309_CS_001">
            <text:p>REG_PLF309_CS_001</text:p>
          </table:table-cell>
          <table:table-cell table:style-name="ce120" office:value-type="string">
            <text:p>Create event in week view on IE9</text:p>
          </table:table-cell>
          <table:table-cell table:style-name="ce120" office:value-type="string">
            <text:p>Step 2: Create an event in other day</text:p>
          </table:table-cell>
          <table:table-cell table:style-name="ce120" office:value-type="string">
            <text:p>- Select other day and create an event</text:p>
          </table:table-cell>
          <table:table-cell table:style-name="ce120" office:value-type="string">
            <text:p>- Event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9_CS_001</text:p>
          </table:table-cell>
          <table:table-cell table:style-name="ce117" office:value-type="float" office:value="2">
            <text:p>2.00</text:p>
          </table:table-cell>
          <table:table-cell table:style-name="ce140" table:formula="of:=[.B9]" office:value-type="string" office:string-value="REG_PLF309_CS_001">
            <text:p>REG_PLF309_CS_001</text:p>
          </table:table-cell>
          <table:table-cell table:style-name="ce119" office:value-type="string">
            <text:p>Create task in week view on IE9</text:p>
          </table:table-cell>
          <table:table-cell table:style-name="ce120" office:value-type="string">
            <text:p>Step 1: Create a task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 task</text:p>
          </table:table-cell>
          <table:table-cell table:style-name="ce120" office:value-type="string">
            <text:p>- Task is creat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0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41" table:formula="of:=[.B10]" office:value-type="string" office:string-value="REG_PLF309_CS_001">
            <text:p>REG_PLF309_CS_001</text:p>
          </table:table-cell>
          <table:table-cell table:style-name="ce120" office:value-type="string">
            <text:p>Create task in week view on IE9</text:p>
          </table:table-cell>
          <table:table-cell table:style-name="ce120" office:value-type="string">
            <text:p>Step 2: Create a task in other day</text:p>
          </table:table-cell>
          <table:table-cell table:style-name="ce120" office:value-type="string">
            <text:p>- Select other day and create a task</text:p>
          </table:table-cell>
          <table:table-cell table:style-name="ce120" office:value-type="string">
            <text:p>- Task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office:value-type="float" office:value="3">
            <text:p>3.00</text:p>
          </table:table-cell>
          <table:table-cell table:style-name="ce140" office:value-type="string">
            <text:p>REG_PLF309_CS_002</text:p>
          </table:table-cell>
          <table:table-cell table:style-name="ce117" office:value-type="float" office:value="1">
            <text:p>1.00</text:p>
          </table:table-cell>
          <table:table-cell table:style-name="ce140" table:formula="of:=[.B11]" office:value-type="string" office:string-value="REG_PLF309_CS_002">
            <text:p>REG_PLF309_CS_002</text:p>
          </table:table-cell>
          <table:table-cell table:style-name="ce119" office:value-type="string">
            <text:p>Check email info on contact portlet</text:p>
          </table:table-cell>
          <table:table-cell table:style-name="ce120" office:value-type="string">
            <text:p>Step 1: Create new contact</text:p>
          </table:table-cell>
          <table:table-cell table:style-name="ce120" office:value-type="string">
            <text:p>- Login</text:p>
            <text:p>- Go to Contact portlet</text:p>
            <text:p>- Create new contact with email is long: <text:a xlink:href="mailto:test@testdisplayinglongmailcontact.com">test@testdisplayinglongmailcontact.com</text:a> (example)</text:p>
          </table:table-cell>
          <table:table-cell table:style-name="ce120" office:value-type="string">
            <text:p>- Contact is creat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4</text:p>
            <text:p>CCP-1240</text:p>
          </table:table-cell>
          <table:table-cell table:style-name="ce120" office:value-type="string">
            <text:p>Mail info is not displayed fully <text:s/>event though space is available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31">
          <table:table-cell table:style-name="ce87"/>
          <table:table-cell table:style-name="ce140" office:value-type="string">
            <text:p>REG_PLF309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table:formula="of:=[.B12]" office:value-type="string" office:string-value="REG_PLF309_CS_002">
            <text:p>REG_PLF309_CS_002</text:p>
          </table:table-cell>
          <table:table-cell table:style-name="ce120" office:value-type="string">
            <text:p>Check email info on contact portlet</text:p>
          </table:table-cell>
          <table:table-cell table:style-name="ce120" office:value-type="string">
            <text:p>Step 2: Check displaying of email</text:p>
          </table:table-cell>
          <table:table-cell table:style-name="ce120" office:value-type="string">
            <text:p>- Check displaying of email on contact list</text:p>
          </table:table-cell>
          <table:table-cell table:style-name="ce120" office:value-type="string">
            <text:p>- Email is displayed fully on contact list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5" table:number-columns-repeated="237"/>
        </table:table-row>
        <table:table-row table:style-name="ro37">
          <table:table-cell table:style-name="ce87" office:value-type="float" office:value="4">
            <text:p>4.00</text:p>
          </table:table-cell>
          <table:table-cell table:style-name="ce140" office:value-type="string">
            <text:p>REG_PLF309_CS_003</text:p>
          </table:table-cell>
          <table:table-cell table:style-name="ce117" office:value-type="float" office:value="1">
            <text:p>1.00</text:p>
          </table:table-cell>
          <table:table-cell table:style-name="ce140" table:formula="of:=[.B13]" office:value-type="string" office:string-value="REG_PLF309_CS_003">
            <text:p>REG_PLF309_CS_003</text:p>
          </table:table-cell>
          <table:table-cell table:style-name="ce119" office:value-type="string">
            <text:p>Check default date when create event in day view</text:p>
          </table:table-cell>
          <table:table-cell table:style-name="ce120" office:value-type="string">
            <text:p>Step 1: Create an event in day view with date is current</text:p>
          </table:table-cell>
          <table:table-cell table:style-name="ce120" office:value-type="string">
            <text:p>- Login</text:p>
            <text:p>- Go to Calendar page</text:p>
            <text:p>- Select daiview and right click to add new event</text:p>
            <text:p>- Input all required fields and click Save</text:p>
          </table:table-cell>
          <table:table-cell table:style-name="ce120" office:value-type="string">
            <text:p>- Default date displayed on add event form is current date</text:p>
            <text:p>- Event is created with date is current date</text:p>
          </table:table-cell>
          <table:table-cell table:style-name="ce126" office:value-type="string">
            <text:p>Medium</text:p>
          </table:table-cell>
          <table:table-cell table:style-name="ce144" office:value-type="string">
            <text:p>CS-5683</text:p>
            <text:p>CCP-1232</text:p>
          </table:table-cell>
          <table:table-cell table:style-name="ce120" office:value-type="string">
            <text:p>Default date on day view is wrong when select next day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37">
          <table:table-cell table:style-name="ce87"/>
          <table:table-cell table:style-name="ce140" office:value-type="string">
            <text:p>REG_PLF309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table:formula="of:=[.B14]" office:value-type="string" office:string-value="REG_PLF309_CS_003">
            <text:p>REG_PLF309_CS_003</text:p>
          </table:table-cell>
          <table:table-cell table:style-name="ce120" office:value-type="string">
            <text:p>Check default date when create event in day view</text:p>
          </table:table-cell>
          <table:table-cell table:style-name="ce120" office:value-type="string">
            <text:p>Step 2: Create an event in the next day</text:p>
          </table:table-cell>
          <table:table-cell table:style-name="ce120" office:value-type="string">
            <text:p>- In day view, select the next day (today+1 for example)</text:p>
            <text:p>- Right click to add new event</text:p>
            <text:p>- Input all required fields and click Save</text:p>
          </table:table-cell>
          <table:table-cell table:style-name="ce120" office:value-type="string">
            <text:p>- Add new event form is displayed with date is the next day (today+1)</text:p>
            <text:p>- New event is added with date is selected date (today+1)</text:p>
          </table:table-cell>
          <table:table-cell table:style-name="ce126" office:value-type="string">
            <text:p>Medium</text:p>
          </table:table-cell>
          <table:table-cell table:style-name="ce143"/>
          <table:table-cell table:style-name="ce120" table:number-columns-repeated="9"/>
          <table:table-cell table:style-name="ce135" table:number-columns-repeated="237"/>
        </table:table-row>
        <table:table-row table:style-name="ro38">
          <table:table-cell table:style-name="ce87" office:value-type="float" office:value="5">
            <text:p>5.00</text:p>
          </table:table-cell>
          <table:table-cell table:style-name="ce140" office:value-type="string">
            <text:p>REG_PLF309_CS_004</text:p>
          </table:table-cell>
          <table:table-cell table:style-name="ce117" office:value-type="float" office:value="1">
            <text:p>1.00</text:p>
          </table:table-cell>
          <table:table-cell table:style-name="ce140" table:formula="of:=[.B15]" office:value-type="string" office:string-value="REG_PLF309_CS_004">
            <text:p>REG_PLF309_CS_004</text:p>
          </table:table-cell>
          <table:table-cell table:style-name="ce119" office:value-type="string">
            <text:p>Import calendar</text:p>
          </table:table-cell>
          <table:table-cell table:style-name="ce120" office:value-type="string">
            <text:p>Step 1: Import calendar</text:p>
          </table:table-cell>
          <table:table-cell table:style-name="ce120" office:value-type="string">
            <text:p>- Login</text:p>
            <text:p>- Go to Calendar application</text:p>
            <text:p>- Import ics file from this link:</text:p>
            <text:p><text:a xlink:href="https://jira.exoplatform.org/secure/attachment/55061/55061_ObmCalendar.ics">https://jira.exoplatform.org/secure/attachment/55061/55061_ObmCalendar.ics</text:a></text:p>
          </table:table-cell>
          <table:table-cell table:style-name="ce120" office:value-type="string">
            <text:p>- Imported successfully, no exception on console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6</text:p>
            <text:p>CS-5728</text:p>
            <text:p>CCP-1244</text:p>
            <text:p>CCP-1260</text:p>
          </table:table-cell>
          <table:table-cell table:style-name="ce120" office:value-type="string">
            <text:p>Problem with start date/end date and priority range of import file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49" table:default-cell-style-name="Default"/>
        <table:table-column table:style-name="co8" table:number-columns-repeated="2" table:default-cell-style-name="Default"/>
        <table:table-row table:style-name="ro33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2"/>
          <table:table-cell table:style-name="ce32" office:value-type="string" table:number-columns-spanned="1" table:number-rows-spanned="3">
            <text:p>Total cases</text:p>
          </table:table-cell>
          <table:table-cell table:style-name="ce36" table:number-columns-repeated="251"/>
        </table:table-row>
        <table:table-row table:style-name="ro33">
          <table:covered-table-cell table:number-columns-repeated="3" table:style-name="ce32"/>
          <table:covered-table-cell table:style-name="ce102"/>
          <table:covered-table-cell table:style-name="ce104"/>
          <table:table-cell table:style-name="ce36" table:number-columns-repeated="251"/>
        </table:table-row>
        <table:table-row table:style-name="ro34">
          <table:table-cell table:style-name="ce32" office:value-type="string">
            <text:p>Id</text:p>
          </table:table-cell>
          <table:table-cell table:style-name="ce32" office:value-type="string">
            <text:p>Functionality <text:s/>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4"/>
          <table:table-cell table:style-name="ce36" table:number-columns-repeated="251"/>
        </table:table-row>
        <table:table-row table:style-name="ro33">
          <table:table-cell table:style-name="ce95" office:value-type="string" table:number-columns-spanned="5" table:number-rows-spanned="1">
            <text:p>Version 2.1.5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5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Group Calendar in my Space shows all events</text:p>
          </table:table-cell>
          <table:table-cell table:style-name="ce106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5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Untranslated labels in sharing calendar and Priority field in the search of agenda</text:p>
          </table:table-cell>
          <table:table-cell table:style-name="ce106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3">
          <table:table-cell table:style-name="ce95" office:value-type="string" table:number-columns-spanned="5" table:number-rows-spanned="1">
            <text:p>Version 2.1.6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6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96" office:value-type="string">
            <text:p>Chat function is wrong with user has uppercase username</text:p>
          </table:table-cell>
          <table:table-cell table:style-name="ce106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y of week is incorrect between mini calendar and month calendar</text:p>
          </table:table-cell>
          <table:table-cell table:style-name="ce106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Alert error message when add contact with long email</text:p>
          </table:table-cell>
          <table:table-cell table:style-name="ce106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te availability is not matched when change time zone</text:p>
          </table:table-cell>
          <table:table-cell table:style-name="ce106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Only display user name in participant list</text:p>
          </table:table-cell>
          <table:table-cell table:style-name="ce106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s of the same day is displayed overlap</text:p>
          </table:table-cell>
          <table:table-cell table:style-name="ce106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 categories listbox isn't overidden</text:p>
          </table:table-cell>
          <table:table-cell table:style-name="ce106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7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6" office:value-type="string">
            <text:p>REG_PLF307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Check Day Light Saving Time Transition starting on time zone GMT-8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103" office:value-type="string">
            <text:p>Check the invitation email with MS Office Outlook 2003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8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8" office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98" table:formula="of:=SUM([.E5:.E25])" office:value-type="float" office:value="21">
            <text:p>2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 table:number-rows-repeated="65509">
          <table:table-cell table:style-name="ce99" table:number-columns-repeated="249"/>
          <table:table-cell table:style-name="ce36" table:number-columns-repeated="7"/>
        </table:table-row>
        <table:table-row table:style-name="ro36">
          <table:table-cell table:style-name="ce99" table:number-columns-repeated="249"/>
          <table:table-cell table:style-name="ce36" table:number-columns-repeated="7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234">
      <number:day number:style="long"/>
      <number:text>/</number:text>
      <number:month number:style="long"/>
      <number:text>/</number:text>
      <number:year/>
    </number:date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5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5:08:50</dc:date>
    <meta:print-date>2008-06-17T00:45:47</meta:print-date>
    <dc:language>en-US</dc:language>
    <meta:editing-cycles>1149</meta:editing-cycles>
    <meta:editing-duration>P15DT21H17M39S</meta:editing-duration>
    <dc:creator>exoplatform </dc:creator>
    <meta:document-statistic meta:table-count="8" meta:cell-count="1401" meta:object-count="1"/>
    <meta:user-defined meta:name="Info 1"/>
    <meta:user-defined meta:name="Info 2"/>
    <meta:user-defined meta:name="Info 3"/>
    <meta:user-defined meta:name="Info 4"/>
  </office:meta>
</office:document-meta>
</file>